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Heading1" style:master-page-name="MPF0" style:family="paragraph">
      <style:paragraph-properties fo:break-before="page"/>
    </style:style>
    <style:style style:name="P2" style:parent-style-name="ListBullet" style:family="paragraph">
      <style:paragraph-properties fo:margin-left="0.3in">
        <style:tab-stops/>
      </style:paragraph-properties>
    </style:style>
    <style:style style:name="P3" style:parent-style-name="ListBullet" style:family="paragraph">
      <style:paragraph-properties fo:margin-left="0.3in">
        <style:tab-stops/>
      </style:paragraph-properties>
    </style:style>
    <style:style style:name="P4" style:parent-style-name="ListBullet" style:family="paragraph">
      <style:paragraph-properties fo:margin-left="0.3in">
        <style:tab-stops/>
      </style:paragraph-properties>
    </style:style>
    <style:style style:name="P5" style:parent-style-name="ListBullet" style:family="paragraph">
      <style:paragraph-properties fo:margin-left="0.3in">
        <style:tab-stops/>
      </style:paragraph-properties>
    </style:style>
    <style:style style:name="P6" style:parent-style-name="ListBullet" style:family="paragraph">
      <style:paragraph-properties fo:margin-left="0.3in">
        <style:tab-stops/>
      </style:paragraph-properties>
    </style:style>
    <style:style style:name="P7" style:parent-style-name="ListBullet" style:family="paragraph">
      <style:paragraph-properties fo:margin-left="0.3in">
        <style:tab-stops/>
      </style:paragraph-properties>
    </style:style>
    <style:style style:name="P8" style:parent-style-name="ListBullet" style:family="paragraph">
      <style:paragraph-properties fo:margin-left="0.3in">
        <style:tab-stops/>
      </style:paragraph-properties>
    </style:style>
    <style:style style:name="P9" style:parent-style-name="ListBullet" style:family="paragraph">
      <style:paragraph-properties fo:margin-left="0.3in">
        <style:tab-stops/>
      </style:paragraph-properties>
    </style:style>
    <style:style style:name="P10" style:parent-style-name="ListBullet" style:family="paragraph">
      <style:paragraph-properties fo:margin-left="0.3in">
        <style:tab-stops/>
      </style:paragraph-properties>
    </style:style>
    <style:style style:name="P11" style:parent-style-name="ListBullet" style:family="paragraph">
      <style:paragraph-properties fo:margin-left="0.3in">
        <style:tab-stops/>
      </style:paragraph-properties>
    </style:style>
    <style:style style:name="P12" style:parent-style-name="ListBullet" style:family="paragraph">
      <style:paragraph-properties fo:margin-left="0.3in">
        <style:tab-stops/>
      </style:paragraph-properties>
    </style:style>
    <style:style style:name="P13" style:parent-style-name="ListBullet" style:family="paragraph">
      <style:paragraph-properties fo:margin-left="0.3in">
        <style:tab-stops/>
      </style:paragraph-properties>
    </style:style>
  </office:automatic-styles>
  <office:body>
    <office:text text:use-soft-page-breaks="true">
      <text:h text:style-name="P1" text:outline-level="1">Take Notes</text:h>
      <text:p text:style-name="P2">يبدو أن التعليمات البرمجية المقدمة مكتوبة بلغة<text:s/>HTML<text:s/>وJavaScript.<text:s/>وفيما يلي شرح لمكوناته:</text:p>
      <text:p text:style-name="P3"/>
      <text:p text:style-name="P4">1. HTML: <text:s/>- `&lt;div&gt;`:<text:s/>هذا عنصر<text:s/>HTML<text:s/>يُستخدم لإنشاء حاوية أو قسم.</text:p>
      <text:p text:style-name="P5"><text:s text:c="4"/>- `class=”alert<text:s/>تنبيه-نجاح التنبيه-dismissible Fade show”`:<text:s/>يؤدي ذلك إلى تعيين فئات<text:s/>CSS<text:s/>متعددة للعنصر `&lt;div&gt;`.<text:s/>تُستخدم هذه الفئات عادةً لأغراض التصميم وتشير إلى أن<text:s/>div<text:s/>يمثل تنبيهًا للنجاح.</text:p>
      <text:p text:style-name="P6"><text:s text:c="4"/>- `role=”alert”`:<text:s/>تحدد هذه السمة دور العنصر، مما يشير إلى أنه يعمل بمثابة تنبيه.</text:p>
      <text:p text:style-name="P7"><text:s text:c="4"/>- `{{ session(‘success’) }}`:<text:s/>هذا عنصر نائب يشير إلى أن الكود جزء من محرك قالب أو إطار عرض من جانب الخادم. ومن المحتمل أن يتم استبدالها بقيمة متغير الجلسة "النجاح".</text:p>
      <text:p text:style-name="P8"/>
      <text:p text:style-name="P9">2. جافا سكريبت:</text:p>
      <text:p text:style-name="P10"><text:s text:c="4"/>- `setTimeout(function() {<text:s/>…<text:s/>}, 3000)`:<text:s/>هذه وظيفة<text:s/>JavaScript<text:s/>تقوم بتعيين مؤقت لتنفيذ وظيفة محددة بعد تأخير معين. في هذه الحالة، تتم إزالة العنصر ذو الفئة "نجاح التنبيه" بعد تأخير قدره 3000 مللي ثانية (3 ثوانٍ).</text:p>
      <text:p text:style-name="P11"><text:s text:c="4"/>- `document.querySelector(‘.alert-success’).remove()`:<text:s/>يحدد كود<text:s/>JavaScript<text:s/>هذا عنصر<text:s/>HTML<text:s/>بالفئة "alert-success”<text:s/>باستخدام أسلوب `querySelector`<text:s/>ويزيله من<text:s/>DOM<text:s/>باستخدام `remove<text:s/>“طريقة.</text:p>
      <text:p text:style-name="P12"/>
      <text:p text:style-name="P13">بشكل عام، من المحتمل أن يتم استخدام مقتطف الرمز هذا لعرض رسالة نجاح في مربع تنبيه وإزالتها تلقائيًا بعد 3 ثوانٍ. من المتوقع أن يتم توفير رسالة النجاح نفسها من خلال التعليمات البرمجية من جانب الخادم، وتحديدًا قيمة متغير الجلسة "النجاح".</text:p>
      <text:h text:style-name="Heading2" text:outline-level="2">To learn more and get OneNote, visit<text:s/><text:a xlink:href="http://go.microsoft.com/fwlink/?LinkID=523891" office:target-frame-name="_top" xlink:show="replace"><text:span text:style-name="Hyperlink">www.onenote.com</text:span></text:a>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eiryo" svg:font-family="Meiryo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5pt" style:font-size-asian="15pt" style:font-size-complex="15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208in solid #56152F" fo:border-right="none" fo:padding-top="0in" fo:padding-left="0in" fo:padding-bottom="0.1666in" fo:padding-right="0in" style:shadow="none" fo:margin-top="0.3194in" fo:margin-bottom="0.3333in"/>
      <style:text-properties style:font-name="Calibri" style:font-name-asian="Meiryo" style:font-name-complex="Arial" fo:color="#731C3F" fo:font-size="20pt" style:font-size-asian="20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3194in"/>
      <style:text-properties style:font-name="Calibri" style:font-name-asian="Meiryo" style:font-name-complex="Arial" fo:font-weight="bold" style:font-weight-asian="bold" fo:color="#7F7F7F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3194in"/>
      <style:text-properties style:font-name="Calibri" style:font-name-asian="Meiryo" style:font-name-complex="Arial" fo:font-size="20pt" style:font-size-asian="20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style:font-style-complex="italic" fo:font-size="20pt" style:font-size-asian="2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3194in"/>
      <style:text-properties style:font-name="Calibri" style:font-name-asian="Meiryo" style:font-name-complex="Arial" fo:color="#26262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color="#262626" fo:font-size="17pt" style:font-size-asian="17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3194in"/>
      <style:text-properties style:font-name="Calibri" style:font-name-asian="Meiryo" style:font-name-complex="Arial" style:font-style-complex="italic" fo:font-size="17pt" style:font-size-asian="17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3194in"/>
      <style:text-properties style:font-name="Calibri" style:font-name-asian="Meiryo" style:font-name-complex="Arial" fo:font-style="italic" style:font-style-asian="italic" fo:font-size="17pt" style:font-size-asian="17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3194in"/>
      <style:text-properties style:font-name="Calibri" style:font-name-asian="Meiryo" style:font-name-complex="Arial" style:font-style-complex="italic" fo:color="#262626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Bullet" style:display-name="List Bullet" style:family="paragraph" style:parent-style-name="Normal" style:list-style-name="LFO3"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eiryo" style:font-name-complex="Arial" fo:color="#731C3F" fo:font-size="20pt" style:font-size-asian="20pt" style:font-size-complex="16pt"/>
    </style:style>
    <style:style style:name="ListNumber" style:display-name="List Number" style:family="paragraph" style:parent-style-name="Normal" style:list-style-name="LFO4">
      <style:text-properties fo:hyphenate="false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le" style:display-name="Title" style:family="paragraph" style:parent-style-name="Normal">
      <style:paragraph-properties style:contextual-spacing="true" fo:margin-bottom="0.0416in" fo:line-height="100%"/>
      <style:text-properties style:font-name="Calibri" style:font-name-asian="Meiryo" style:font-name-complex="Arial" fo:text-transform="uppercase" fo:color="#262626" style:letter-kerning="true" fo:font-size="33pt" style:font-size-asian="33pt" style:font-size-complex="28pt" fo:hyphenate="false"/>
    </style:style>
    <style:style style:name="TitleChar" style:display-name="Title Char" style:family="text" style:parent-style-name="DefaultParagraphFont">
      <style:text-properties style:font-name="Calibri" style:font-name-asian="Meiryo" style:font-name-complex="Arial" fo:text-transform="uppercase" fo:color="#262626" style:letter-kerning="true" fo:font-size="33pt" style:font-size-asian="33pt" style:font-size-complex="28pt"/>
    </style:style>
    <style:style style:name="Subtitle" style:display-name="Subtitle" style:family="paragraph" style:parent-style-name="Normal">
      <style:paragraph-properties style:contextual-spacing="true" fo:margin-bottom="0.3611in"/>
      <style:text-properties style:font-name-asian="Meiryo" fo:text-transform="uppercase" fo:font-size="20pt" style:font-size-asian="20pt" fo:hyphenate="false"/>
    </style:style>
    <style:style style:name="SubtitleChar" style:display-name="Subtitle Char" style:family="text" style:parent-style-name="DefaultParagraphFont">
      <style:text-properties style:font-name-asian="Meiryo" fo:text-transform="uppercase" fo:font-size="20pt" style:font-size-asian="20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uppercase" fo:font-variant="normal" fo:color="#26262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letter-spacing="normal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Calibri" style:font-name-asian="Meiryo" style:font-name-complex="Arial" fo:font-weight="bold" style:font-weight-asian="bold" fo:color="#7F7F7F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eiryo" style:font-name-complex="Arial" fo:font-size="20pt" style:font-size-asian="20pt" style:font-size-complex="12pt"/>
    </style:style>
    <style:style style:name="Heading4Char" style:display-name="Heading 4 Char" style:family="text" style:parent-style-name="DefaultParagraphFont">
      <style:text-properties style:font-name="Calibri" style:font-name-asian="Meiryo" style:font-name-complex="Arial" fo:font-style="italic" style:font-style-asian="italic" style:font-style-complex="italic" fo:font-size="20pt" style:font-size-asian="20pt"/>
    </style:style>
    <style:style style:name="Heading5Char" style:display-name="Heading 5 Char" style:family="text" style:parent-style-name="DefaultParagraphFont">
      <style:text-properties style:font-name="Calibri" style:font-name-asian="Meiryo" style:font-name-complex="Arial" fo:color="#262626" fo:font-size="17pt" style:font-size-asian="17pt"/>
    </style:style>
    <style:style style:name="Heading6Char" style:display-name="Heading 6 Char" style:family="text" style:parent-style-name="DefaultParagraphFont">
      <style:text-properties style:font-name="Calibri" style:font-name-asian="Meiryo" style:font-name-complex="Arial" fo:font-style="italic" style:font-style-asian="italic" fo:color="#262626" fo:font-size="17pt" style:font-size-asian="17pt"/>
    </style:style>
    <style:style style:name="Heading7Char" style:display-name="Heading 7 Char" style:family="text" style:parent-style-name="DefaultParagraphFont">
      <style:text-properties style:font-name="Calibri" style:font-name-asian="Meiryo" style:font-name-complex="Arial" style:font-style-complex="italic" fo:font-size="17pt" style:font-size-asian="17pt"/>
    </style:style>
    <style:style style:name="Heading8Char" style:display-name="Heading 8 Char" style:family="text" style:parent-style-name="DefaultParagraphFont">
      <style:text-properties style:font-name="Calibri" style:font-name-asian="Meiryo" style:font-name-complex="Arial" fo:font-style="italic" style:font-style-asian="italic" fo:font-size="17pt" style:font-size-asian="17pt" style:font-size-complex="10.5pt"/>
    </style:style>
    <style:style style:name="Heading9Char" style:display-name="Heading 9 Char" style:family="text" style:parent-style-name="DefaultParagraphFont">
      <style:text-properties style:font-name="Calibri" style:font-name-asian="Meiryo" style:font-name-complex="Arial" style:font-style-complex="italic" fo:color="#262626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262626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262626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margin-top="0.1666in"/>
      <style:text-properties fo:font-style="italic" style:font-style-asian="italic" style:font-style-complex="italic" fo:font-size="18pt" style:font-size-asian="18pt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font-size="18pt" style:font-size-asian="18pt"/>
    </style:style>
    <style:style style:name="IntenseQuote" style:display-name="Intense Quote" style:family="paragraph" style:parent-style-name="Normal" style:next-style-name="Normal">
      <style:paragraph-properties fo:margin-top="0.1666in"/>
      <style:text-properties fo:font-weight="bold" style:font-weight-asian="bold" fo:font-style="italic" style:font-style-asian="italic" style:font-style-complex="italic" fo:font-size="18pt" style:font-size-asian="18pt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style:font-style-complex="italic" fo:font-size="18pt" style:font-size-asian="18pt"/>
    </style:style>
    <style:style style:name="SubtleReference" style:display-name="Subtle Reference" style:family="text" style:parent-style-name="DefaultParagraphFont">
      <style:text-properties fo:text-transform="uppercase" fo:font-variant="normal" fo:color="#262626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2pt" style:font-size-asian="12pt" style:font-size-complex="9pt" fo:hyphenate="false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731C3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731c3f" draw:opacity="100%" draw:stroke="solid" svg:stroke-width="0.01389in" svg:stroke-color="#2d0615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75in"/>
      </style:footer-style>
    </style:page-layout>
  </office:automatic-styles>
  <office:master-styles>
    <style:master-page style:name="MPF0" style:page-layout-name="PL0">
      <style:footer>
        <text:p text:style-name="Footer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Sayed</meta:initial-creator>
    <dc:creator>Mohammed Sayed</dc:creator>
    <meta:creation-date>2023-09-14T11:37:00Z</meta:creation-date>
    <dc:date>2023-09-14T11:37:00Z</dc:date>
    <meta:template xlink:href="%7b77CB652F-3805-0140-A315-1D48331C1832%7dtf50002051.dotx" xlink:type="simple"/>
    <meta:editing-cycles>4</meta:editing-cycles>
    <meta:editing-duration>PT60S</meta:editing-duration>
    <meta:document-statistic meta:page-count="1" meta:paragraph-count="2" meta:word-count="206" meta:character-count="1382" meta:row-count="9" meta:non-whitespace-character-count="1178"/>
  </office:meta>
</office:document-meta>
</file>